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ru" fo:country="RU" officeooo:rsid="0009ef1d" officeooo:paragraph-rsid="0009ef1d"/>
    </style:style>
    <style:style style:name="P2" style:family="paragraph" style:parent-style-name="Heading_20_2">
      <style:paragraph-properties fo:margin-left="0cm" fo:margin-right="0cm" fo:margin-top="0.847cm" fo:margin-bottom="0.423cm" style:contextual-spacing="false" fo:text-indent="0cm" style:auto-text-indent="false"/>
    </style:style>
    <style:style style:name="P3" style:family="paragraph" style:parent-style-name="Heading_20_2">
      <style:text-properties fo:language="en" fo:country="US" officeooo:rsid="000acd13" officeooo:paragraph-rsid="0009ef1d"/>
    </style:style>
    <style:style style:name="P4" style:family="paragraph" style:parent-style-name="Heading_20_3">
      <style:paragraph-properties fo:margin-left="0cm" fo:margin-right="0cm" fo:margin-top="0.847cm" fo:margin-bottom="0.423cm" style:contextual-spacing="false" fo:text-indent="0cm" style:auto-text-indent="false"/>
    </style:style>
    <style:style style:name="P5" style:family="paragraph" style:parent-style-name="Standard">
      <style:text-properties fo:language="en" fo:country="US" officeooo:rsid="000acd13" officeooo:paragraph-rsid="0009ef1d"/>
    </style:style>
    <style:style style:name="P6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7" style:family="paragraph" style:parent-style-name="Text_20_body">
      <style:paragraph-properties fo:margin-left="0cm" fo:margin-right="0cm" fo:margin-top="0.423cm" fo:margin-bottom="0.423cm" style:contextual-spacing="false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808080" loext:opacity="100%" style:font-name="Cascadia Mono" fo:font-size="9.5pt" style:font-size-asian="9.5pt" fo:background-color="#ffffff"/>
    </style:style>
    <style:style style:name="T4" style:family="text">
      <style:text-properties fo:color="#808080" loext:opacity="100%" style:font-name="Cascadia Mono" fo:font-size="9.5pt" fo:language="ru" fo:country="RU" style:font-size-asian="9.5pt" fo:background-color="#ffffff"/>
    </style:style>
    <style:style style:name="T5" style:family="text">
      <style:text-properties fo:color="#000000" loext:opacity="100%" style:font-name="Cascadia Mono" fo:font-size="9.5pt" style:font-size-asian="9.5pt" fo:background-color="#ffffff"/>
    </style:style>
    <style:style style:name="T6" style:family="text">
      <style:text-properties fo:color="#a31515" loext:opacity="100%" style:font-name="Cascadia Mono" fo:font-size="9.5pt" style:font-size-asian="9.5pt" fo:background-color="#ffffff"/>
    </style:style>
    <style:style style:name="T7" style:family="text">
      <style:text-properties fo:color="#0000ff" loext:opacity="100%" style:font-name="Cascadia Mono" fo:font-size="9.5pt" style:font-size-asian="9.5pt" fo:background-color="#ffffff"/>
    </style:style>
    <style:style style:name="T8" style:family="text">
      <style:text-properties fo:color="#008000" loext:opacity="100%" style:font-name="Cascadia Mono" fo:font-size="9.5pt" style:font-size-asian="9.5pt" fo:background-color="#ffffff"/>
    </style:style>
    <style:style style:name="T9" style:family="text">
      <style:text-properties fo:color="#008080" loext:opacity="100%" style:font-name="Cascadia Mono" fo:font-size="9.5pt" style:font-size-asian="9.5pt" fo:background-color="#ffffff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5"><text:span text:style-name="T4">#include</text:span><text:span text:style-name="T5"> </text:span><text:span text:style-name="T6">&lt;iostream&gt;</text:span></text:p>
      <text:p text:style-name="Standard" loext:marker-style-name="T5"><text:span text:style-name="T7">using</text:span><text:span text:style-name="T5"> </text:span><text:span text:style-name="T7">namespace</text:span><text:span text:style-name="T5"> std;</text:span></text:p>
      <text:p text:style-name="P6" loext:marker-style-name="T5"/>
      <text:p text:style-name="Standard" loext:marker-style-name="T5"><text:span text:style-name="T7">void</text:span><text:span text:style-name="T5"> convertSeconds(</text:span><text:span text:style-name="T7">int</text:span><text:span text:style-name="T5"> </text:span><text:span text:style-name="T3">totalSeconds</text:span><text:span text:style-name="T5">) { <text:s/></text:span><text:span text:style-name="T8">// Ошибка 1: int вместо long (переполнение)</text:span></text:p>
      <text:p text:style-name="Standard" loext:marker-style-name="T5"><text:span text:style-name="T5"><text:s text:c="3"/></text:span><text:span text:style-name="T5"/></text:p>
      <text:p text:style-name="P6" loext:marker-style-name="T5"/>
      <text:p text:style-name="Standard" loext:marker-style-name="T5"><text:span text:style-name="T5"><text:s text:c="4"/></text:span><text:span text:style-name="T7">int</text:span><text:span text:style-name="T5"> days = </text:span><text:span text:style-name="T3">totalSeconds</text:span><text:span text:style-name="T5"> / 86400;</text:span></text:p>
      <text:p text:style-name="Standard" loext:marker-style-name="T5"><text:span text:style-name="T5"><text:s text:c="4"/></text:span><text:span text:style-name="T7">int</text:span><text:span text:style-name="T5"> hours = (</text:span><text:span text:style-name="T3">totalSeconds</text:span><text:span text:style-name="T5"> % 86400) / 3600;</text:span></text:p>
      <text:p text:style-name="Standard" loext:marker-style-name="T5"><text:span text:style-name="T5"><text:s text:c="4"/></text:span><text:span text:style-name="T7">int</text:span><text:span text:style-name="T5"> minutes = (</text:span><text:span text:style-name="T3">totalSeconds</text:span><text:span text:style-name="T5"> % 3600) / 60;</text:span></text:p>
      <text:p text:style-name="Standard" loext:marker-style-name="T5"><text:span text:style-name="T5"><text:s text:c="4"/></text:span><text:span text:style-name="T7">int</text:span><text:span text:style-name="T5"> seconds = </text:span><text:span text:style-name="T3">totalSeconds</text:span><text:span text:style-name="T5"> / 60;</text:span></text:p>
      <text:p text:style-name="P6" loext:marker-style-name="T5"/>
      <text:p text:style-name="Standard" loext:marker-style-name="T5"><text:span text:style-name="T5"><text:s text:c="4"/>cout </text:span><text:span text:style-name="T9">&lt;&lt;</text:span><text:span text:style-name="T5"> </text:span><text:span text:style-name="T3">totalSeconds</text:span><text:span text:style-name="T5"> </text:span><text:span text:style-name="T9">&lt;&lt;</text:span><text:span text:style-name="T5"> </text:span><text:span text:style-name="T6">" секунд = "</text:span><text:span text:style-name="T5">;</text:span></text:p>
      <text:p text:style-name="Standard" loext:marker-style-name="T5"><text:span text:style-name="T5"><text:s text:c="4"/>cout </text:span><text:span text:style-name="T9">&lt;&lt;</text:span><text:span text:style-name="T5"> days </text:span><text:span text:style-name="T9">&lt;&lt;</text:span><text:span text:style-name="T5"> </text:span><text:span text:style-name="T6">" дн. "</text:span><text:span text:style-name="T5"> </text:span><text:span text:style-name="T9">&lt;&lt;</text:span><text:span text:style-name="T5"> hours </text:span><text:span text:style-name="T9">&lt;&lt;</text:span><text:span text:style-name="T5"> </text:span><text:span text:style-name="T6">" час. "</text:span><text:span text:style-name="T5">; <text:s/></text:span><text:span text:style-name="T8">// Ошибка 2: всегда выводит все единицы</text:span></text:p>
      <text:p text:style-name="Standard" loext:marker-style-name="T5"><text:span text:style-name="T5"><text:s text:c="4"/>cout </text:span><text:span text:style-name="T9">&lt;&lt;</text:span><text:span text:style-name="T5"> minutes </text:span><text:span text:style-name="T9">&lt;&lt;</text:span><text:span text:style-name="T5"> </text:span><text:span text:style-name="T6">" мин. "</text:span><text:span text:style-name="T5"> </text:span><text:span text:style-name="T9">&lt;&lt;</text:span><text:span text:style-name="T5"> seconds </text:span><text:span text:style-name="T9">&lt;&lt;</text:span><text:span text:style-name="T5"> </text:span><text:span text:style-name="T6">" сек."</text:span><text:span text:style-name="T5"> </text:span><text:span text:style-name="T9">&lt;&lt;</text:span><text:span text:style-name="T5"> endl;</text:span></text:p>
      <text:p text:style-name="Standard" loext:marker-style-name="T5"><text:span text:style-name="T5">}</text:span><text:span text:style-name="T5"/></text:p>
      <text:p text:style-name="P6" loext:marker-style-name="T5"/>
      <text:p text:style-name="Standard" loext:marker-style-name="T5"><text:span text:style-name="T7">int</text:span><text:span text:style-name="T5"> main() {</text:span></text:p>
      <text:p text:style-name="Standard" loext:marker-style-name="T5"><text:span text:style-name="T5"><text:s text:c="4"/></text:span><text:span text:style-name="T7">int</text:span><text:span text:style-name="T5"> seconds; <text:s/></text:span><text:span text:style-name="T8">// Ошибка 3: int вместо long</text:span></text:p>
      <text:p text:style-name="P6" loext:marker-style-name="T5"/>
      <text:p text:style-name="Standard" loext:marker-style-name="T5"><text:span text:style-name="T5"><text:s text:c="4"/>cout </text:span><text:span text:style-name="T9">&lt;&lt;</text:span><text:span text:style-name="T5"> </text:span><text:span text:style-name="T6">"Введите количество секунд: "</text:span><text:span text:style-name="T5">;</text:span></text:p>
      <text:p text:style-name="Standard" loext:marker-style-name="T5"><text:span text:style-name="T5"><text:s text:c="4"/>cin </text:span><text:span text:style-name="T9">&gt;&gt;</text:span><text:span text:style-name="T5"> seconds;</text:span></text:p>
      <text:p text:style-name="P6" loext:marker-style-name="T5"/>
      <text:p text:style-name="P6" loext:marker-style-name="T5"/>
      <text:p text:style-name="Standard" loext:marker-style-name="T5"><text:span text:style-name="T5"><text:s text:c="4"/>convertSeconds(seconds);</text:span><text:span text:style-name="T5"/></text:p>
      <text:p text:style-name="Standard" loext:marker-style-name="T5"><text:span text:style-name="T5"><text:s text:c="4"/></text:span><text:span text:style-name="T8">// Ошибка 5: отсутствует return 0</text:span></text:p>
      <text:p text:style-name="P6" loext:marker-style-name="T5"/>
      <text:p text:style-name="P5"><text:span text:style-name="T5">}</text:span></text:p>
      <text:p text:style-name="P5"><text:span text:style-name="T5"/></text:p>
      <text:h text:style-name="P3" text:outline-level="2"><text:span text:style-name="T5">Назначение</text:span></text:h>
      <text:p text:style-name="P7">Программа преобразует секунды в дни, часы, минуты, секунды.</text:p>
      <text:h text:style-name="P2" text:outline-level="2">Требования</text:h>
      <text:h text:style-name="P4" text:outline-level="3">Входные данные</text:h>
      <text:list text:style-name="L1">
        <text:list-item>
          <text:p text:style-name="P8">Целое положительное число (секунды)</text:p>
        </text:list-item>
        <text:list-item>
          <text:p text:style-name="P8">Диапазон: 0 до 2 147 483 647</text:p>
        </text:list-item>
      </text:list>
      <text:h text:style-name="P4" text:outline-level="3">Выходные данные</text:h>
      <text:list text:style-name="L2">
        <text:list-item>
          <text:p text:style-name="P9">Время в формате: "X дн. Y час. Z мин. W сек."</text:p>
        </text:list-item>
        <text:list-item>
          <text:p text:style-name="P9">Только ненулевые единицы времени</text:p>
        </text:list-item>
      </text:list>
      <text:h text:style-name="P4" text:outline-level="3">Функциональность</text:h>
      <text:list text:style-name="L3">
        <text:list-item>
          <text:p text:style-name="P10">Конвертация секунд в составные единицы времени</text:p>
        </text:list-item>
        <text:list-item>
          <text:p text:style-name="P10">Проверка на отрицательный ввод</text:p>
        </text:list-item>
        <text:list-item>
          <text:p text:style-name="P10">Проверка на некорректный ввод (не числа)</text:p>
        </text:list-item>
      </text:list>
      <text:h text:style-name="P4" text:outline-level="3"><text:soft-page-break/>Алгоритм</text:h>
      <text:list text:style-name="L4">
        <text:list-item>
          <text:p text:style-name="P11">1 день = 86400 секунд</text:p>
        </text:list-item>
        <text:list-item>
          <text:p text:style-name="P11">1 час = 3600 секунд</text:p>
        </text:list-item>
        <text:list-item>
          <text:p text:style-name="P11">1 минута = 60 секунд</text:p>
        </text:list-item>
        <text:list-item>
          <text:p text:style-name="P11">Вычисление через деление и остаток от деления</text:p>
        </text:list-item>
      </text:list>
      <text:h text:style-name="P2" text:outline-level="2">Тестовые примеры</text:h>
      <text:list text:style-name="L5">
        <text:list-item>
          <text:p text:style-name="P12">0 → ""</text:p>
        </text:list-item>
        <text:list-item>
          <text:p text:style-name="P12">60 → "1 мин. 0 сек."</text:p>
        </text:list-item>
        <text:list-item>
          <text:p text:style-name="P12">3661 → "1 час. 1 мин. 1 сек."</text:p>
        </text:list-item>
        <text:list-item>
          <text:p text:style-name="P12">86400 → "1 дн."</text:p>
        </text:list-item>
        <text:list-item>
          <text:p text:style-name="P12">-5 → ошибка</text:p>
        </text:list-item>
        <text:list-item>
          <text:p text:style-name="P12">"abc" → ошибка</text:p>
        </text:list-item>
      </text:list>
      <text:p text:style-name="P5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8T23:17:35.034000000</meta:creation-date>
    <dc:date>2025-09-09T00:22:32.292000000</dc:date>
    <meta:editing-duration>PT55M47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44" meta:word-count="241" meta:character-count="1289" meta:non-whitespace-character-count="1054"/>
  </office:meta>
</office:document-meta>
</file>